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82402" officeooo:paragraph-rsid="00082402" style:font-size-asian="17.5pt" style:font-size-complex="20pt"/>
    </style:style>
    <style:style style:name="P2" style:family="paragraph" style:parent-style-name="Standard">
      <style:text-properties fo:font-size="20pt" officeooo:rsid="00087ff8" officeooo:paragraph-rsid="00087ff8" style:font-size-asian="17.5pt" style:font-size-complex="20pt"/>
    </style:style>
    <style:style style:name="P3" style:family="paragraph" style:parent-style-name="Standard">
      <style:text-properties fo:font-size="20pt" officeooo:rsid="000a24dc" officeooo:paragraph-rsid="000a24dc" style:font-size-asian="17.5pt" style:font-size-complex="20pt"/>
    </style:style>
    <style:style style:name="P4" style:family="paragraph" style:parent-style-name="Standard">
      <style:text-properties fo:font-size="20pt" officeooo:rsid="000bec21" officeooo:paragraph-rsid="000bec21" style:font-size-asian="17.5pt" style:font-size-complex="20pt"/>
    </style:style>
    <style:style style:name="P5" style:family="paragraph" style:parent-style-name="Standard">
      <style:text-properties fo:font-size="20pt" officeooo:rsid="000c5e81" officeooo:paragraph-rsid="000c5e81" style:font-size-asian="17.5pt" style:font-size-complex="20pt"/>
    </style:style>
    <style:style style:name="P6" style:family="paragraph" style:parent-style-name="Standard">
      <style:text-properties fo:font-size="20pt" officeooo:rsid="000ca258" officeooo:paragraph-rsid="000ca258" style:font-size-asian="17.5pt" style:font-size-complex="20pt"/>
    </style:style>
    <style:style style:name="P7" style:family="paragraph" style:parent-style-name="Standard">
      <style:text-properties fo:font-size="20pt" officeooo:rsid="000d6e99" officeooo:paragraph-rsid="000d6e99" style:font-size-asian="17.5pt" style:font-size-complex="20pt"/>
    </style:style>
    <style:style style:name="P8" style:family="paragraph" style:parent-style-name="Standard">
      <style:text-properties fo:font-size="20pt" officeooo:rsid="000d8edd" officeooo:paragraph-rsid="000d8edd" style:font-size-asian="17.5pt" style:font-size-complex="20pt"/>
    </style:style>
    <style:style style:name="T1" style:family="text">
      <style:text-properties officeooo:rsid="000d6e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was your weekend going? Como fue tu fin de semana.</text:p>
      <text:p text:style-name="P1">So so</text:p>
      <text:p text:style-name="P1">not bad</text:p>
      <text:p text:style-name="P1">it was fine / nice</text:p>
      <text:p text:style-name="P1">I can’t complaint</text:p>
      <text:p text:style-name="P1"/>
      <text:p text:style-name="P2">I’m…., I`m <text:s text:c="6"/>years old, I work…., I have…..</text:p>
      <text:p text:style-name="P2">I live in…...Istudy English because I want to promote in my job </text:p>
      <text:p text:style-name="P2"/>
      <text:p text:style-name="P2">comfortable</text:p>
      <text:p text:style-name="P2">nice</text:p>
      <text:p text:style-name="P2">expensive</text:p>
      <text:p text:style-name="P2">tired</text:p>
      <text:p text:style-name="P2">happy</text:p>
      <text:p text:style-name="P2">angry</text:p>
      <text:p text:style-name="P2">afraid </text:p>
      <text:p text:style-name="P2">hungry </text:p>
      <text:p text:style-name="P2"/>
      <text:p text:style-name="P3">what are you interesting in?</text:p>
      <text:p text:style-name="P3"/>
      <text:p text:style-name="P3">With = con</text:p>
      <text:p text:style-name="P3"><text:s/>I’m married to francisco = estoy casa con francisco, to tiene el significado de con , con este verbo al igual con talk</text:p>
      <text:p text:style-name="P3"/>
      <text:p text:style-name="P3">I’m talking to you</text:p>
      <text:p text:style-name="P3">I only talk to marketing people</text:p>
      <text:p text:style-name="P4">I Talk to my workmate in the breakfast time</text:p>
      <text:p text:style-name="P4"/>
      <text:p text:style-name="P4">to se utiliza para formar el infinitivo los verbos terminados en ar, er , ir en español.</text:p>
      <text:p text:style-name="P4"><text:soft-page-break/>I want to go to the cinema.</text:p>
      <text:p text:style-name="P4"/>
      <text:p text:style-name="P4">To eat</text:p>
      <text:p text:style-name="P4">to speak</text:p>
      <text:p text:style-name="P4">to run</text:p>
      <text:p text:style-name="P4"/>
      <text:p text:style-name="P4">I’m going to FRANCE</text:p>
      <text:p text:style-name="P4"/>
      <text:p text:style-name="P4">get = obtener</text:p>
      <text:p text:style-name="P4"/>
      <text:p text:style-name="P4">I get married to juanito</text:p>
      <text:p text:style-name="P4">I got married to juanito in 2001</text:p>
      <text:p text:style-name="P4"/>
      <text:p text:style-name="P5">reglas <text:s/>para conjugar los verbos en pasado.</text:p>
      <text:p text:style-name="P5">Excepciones con la y.</text:p>
      <text:p text:style-name="P5">Los verbos terminados en vocal y “y” unicamente se le agrega de: play (played), enjoy (enjoyed), stay (stayed).</text:p>
      <text:p text:style-name="P5"/>
      <text:p text:style-name="P5">Si el verbo termina en l, la l se duplica: travel (travelled) cancel ( cancelled)</text:p>
      <text:p text:style-name="P5"/>
      <text:p text:style-name="P6">sonidos largos son como la vocales <text:s/>se pronuncia en <text:s/>el alfabeto, lo representan -.</text:p>
      <text:p text:style-name="P6"/>
      <text:p text:style-name="P6"><text:s/>UNA VOCAL ENMEDIO DE DOS CONSONANTES Y EN SEGUIDA ESTA UNA E, EL SONIDO ES LARGO Y LA E SE ANULA.</text:p>
      <text:p text:style-name="P6"/>
      <text:p text:style-name="P6">CAKE</text:p>
      <text:p text:style-name="P6">GAME</text:p>
      <text:p text:style-name="P6">LIK<text:span text:style-name="T1">e</text:span></text:p>
      <text:p text:style-name="P6"><text:soft-page-break/>ARRIVE</text:p>
      <text:p text:style-name="P6"/>
      <text:p text:style-name="P6"/>
      <text:p text:style-name="P7">Pronombres posesivos ( sustantivos posesivos)</text:p>
      <text:p text:style-name="P7"/>
      <text:p text:style-name="P7"/>
      <text:p text:style-name="P7">I <text:s text:c="15"/>MY <text:s text:c="13"/>MI</text:p>
      <text:p text:style-name="P7">YOU <text:s text:c="8"/>YOUR <text:s text:c="7"/>TUS</text:p>
      <text:p text:style-name="P7">SHE <text:s text:c="10"/>HER <text:s text:c="10"/>SU</text:p>
      <text:p text:style-name="P7">HE <text:s text:c="12"/>HIS <text:s text:c="12"/>SU</text:p>
      <text:p text:style-name="P7">IT <text:s text:c="14"/>ITS <text:s text:c="13"/>SU</text:p>
      <text:p text:style-name="P7">WE <text:s text:c="12"/>OUR <text:s text:c="10"/>NUESTROS</text:p>
      <text:p text:style-name="P7">THEY <text:s text:c="8"/>THEIR <text:s text:c="7"/>SU</text:p>
      <text:p text:style-name="P7"/>
      <text:p text:style-name="P7"/>
      <text:p text:style-name="P7">I <text:s text:c="13"/>MINE</text:p>
      <text:p text:style-name="P7"/>
      <text:p text:style-name="P4"/>
      <text:p text:style-name="P7">THIS PEN IS MINE</text:p>
      <text:p text:style-name="P7">THIS PEN IS HER PEN</text:p>
      <text:p text:style-name="P7"/>
      <text:p text:style-name="P7"/>
      <text:p text:style-name="P8">LUIS HELPED US <text:s/>TO PAINT THE HOUSE</text:p>
      <text:p text:style-name="P8">MY MOTHER TOLD ME THAT I HAVE TO ARRIVE EARLY</text:p>
      <text:p text:style-name="P8"/>
      <text:p text:style-name="P8">SORRY FOR HER</text:p>
      <text:p text:style-name="P8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1T18:00:46.791000000</meta:creation-date>
    <dc:date>2022-03-01T20:14:33.701000000</dc:date>
    <meta:editing-duration>PT55S</meta:editing-duration>
    <meta:editing-cycles>1</meta:editing-cycles>
    <meta:document-statistic meta:table-count="0" meta:image-count="0" meta:object-count="0" meta:page-count="3" meta:paragraph-count="54" meta:word-count="290" meta:character-count="1609" meta:non-whitespace-character-count="1194"/>
    <meta:generator>LibreOffice/7.2.5.2$Windows_X86_64 LibreOffice_project/499f9727c189e6ef3471021d6132d4c694f357e5</meta:generator>
  </office:meta>
</office:document-meta>
</file>